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7277" officeooo:paragraph-rsid="001a7277"/>
    </style:style>
    <style:style style:name="P2" style:family="paragraph" style:parent-style-name="Heading_20_1">
      <style:text-properties officeooo:paragraph-rsid="001d1eb2"/>
    </style:style>
    <style:style style:name="P3" style:family="paragraph" style:parent-style-name="Heading_20_1">
      <style:text-properties officeooo:rsid="00249aa9" officeooo:paragraph-rsid="00249aa9"/>
    </style:style>
    <style:style style:name="P4" style:family="paragraph" style:parent-style-name="Heading_20_1">
      <style:text-properties officeooo:rsid="00267101" officeooo:paragraph-rsid="00267101"/>
    </style:style>
    <style:style style:name="P5" style:family="paragraph" style:parent-style-name="Heading_20_1">
      <style:text-properties officeooo:rsid="00272c0c" officeooo:paragraph-rsid="00272c0c"/>
    </style:style>
    <style:style style:name="P6" style:family="paragraph" style:parent-style-name="Heading_20_2">
      <style:text-properties officeooo:paragraph-rsid="001d43f4"/>
    </style:style>
    <style:style style:name="P7" style:family="paragraph" style:parent-style-name="Heading_20_2">
      <style:text-properties officeooo:rsid="001dd3eb" officeooo:paragraph-rsid="001dd3eb"/>
    </style:style>
    <style:style style:name="P8" style:family="paragraph" style:parent-style-name="Heading_20_2">
      <style:text-properties officeooo:rsid="00272c0c" officeooo:paragraph-rsid="00272c0c"/>
    </style:style>
    <style:style style:name="P9" style:family="paragraph" style:parent-style-name="Heading_20_3">
      <style:text-properties officeooo:rsid="00207bd2" officeooo:paragraph-rsid="00207bd2"/>
    </style:style>
    <style:style style:name="P10" style:family="paragraph" style:parent-style-name="Heading_20_3">
      <style:text-properties officeooo:rsid="002153e3" officeooo:paragraph-rsid="002153e3"/>
    </style:style>
    <style:style style:name="P11" style:family="paragraph" style:parent-style-name="Heading_20_3">
      <style:text-properties officeooo:rsid="00272c0c" officeooo:paragraph-rsid="00272c0c"/>
    </style:style>
    <style:style style:name="P12" style:family="paragraph" style:parent-style-name="Standard">
      <style:text-properties officeooo:rsid="002ac89c" officeooo:paragraph-rsid="002ac89c"/>
    </style:style>
    <style:style style:name="P13" style:family="paragraph" style:parent-style-name="Text_20_body">
      <style:text-properties officeooo:rsid="001a7277" officeooo:paragraph-rsid="001a7277"/>
    </style:style>
    <style:style style:name="P14" style:family="paragraph" style:parent-style-name="Text_20_body">
      <style:text-properties officeooo:rsid="001bd115" officeooo:paragraph-rsid="001bd115"/>
    </style:style>
    <style:style style:name="P15" style:family="paragraph" style:parent-style-name="Text_20_body">
      <style:text-properties officeooo:rsid="001d1eb2" officeooo:paragraph-rsid="001d1eb2"/>
    </style:style>
    <style:style style:name="P16" style:family="paragraph" style:parent-style-name="Text_20_body">
      <style:text-properties officeooo:paragraph-rsid="001d1eb2"/>
    </style:style>
    <style:style style:name="P17" style:family="paragraph" style:parent-style-name="Text_20_body">
      <style:text-properties officeooo:rsid="001dd3eb" officeooo:paragraph-rsid="001dd3eb"/>
    </style:style>
    <style:style style:name="P18" style:family="paragraph" style:parent-style-name="Text_20_body">
      <style:text-properties officeooo:rsid="001dd3eb" officeooo:paragraph-rsid="00207bd2"/>
    </style:style>
    <style:style style:name="P19" style:family="paragraph" style:parent-style-name="Text_20_body">
      <style:text-properties officeooo:paragraph-rsid="001dd3eb"/>
    </style:style>
    <style:style style:name="P20" style:family="paragraph" style:parent-style-name="Text_20_body">
      <style:text-properties officeooo:rsid="00207bd2" officeooo:paragraph-rsid="00207bd2"/>
    </style:style>
    <style:style style:name="P21" style:family="paragraph" style:parent-style-name="Text_20_body">
      <style:text-properties officeooo:rsid="002153e3" officeooo:paragraph-rsid="002153e3"/>
    </style:style>
    <style:style style:name="P22" style:family="paragraph" style:parent-style-name="Text_20_body">
      <style:text-properties officeooo:rsid="00230785" officeooo:paragraph-rsid="00230785"/>
    </style:style>
    <style:style style:name="P23" style:family="paragraph" style:parent-style-name="Text_20_body">
      <style:text-properties officeooo:rsid="00267101" officeooo:paragraph-rsid="00267101"/>
    </style:style>
    <style:style style:name="P24" style:family="paragraph" style:parent-style-name="Text_20_body">
      <style:text-properties officeooo:paragraph-rsid="00272c0c"/>
    </style:style>
    <style:style style:name="P25" style:family="paragraph" style:parent-style-name="Text_20_body">
      <style:text-properties officeooo:rsid="00285773" officeooo:paragraph-rsid="00285773"/>
    </style:style>
    <style:style style:name="P26" style:family="paragraph" style:parent-style-name="Text_20_body">
      <style:text-properties officeooo:rsid="0028c7a7" officeooo:paragraph-rsid="0028c7a7"/>
    </style:style>
    <style:style style:name="P27" style:family="paragraph" style:parent-style-name="Text_20_body">
      <style:text-properties officeooo:rsid="002ac89c" officeooo:paragraph-rsid="002ac89c"/>
    </style:style>
    <style:style style:name="T1" style:family="text">
      <style:text-properties officeooo:rsid="001bd115"/>
    </style:style>
    <style:style style:name="T2" style:family="text">
      <style:text-properties officeooo:rsid="001d1eb2"/>
    </style:style>
    <style:style style:name="T3" style:family="text">
      <style:text-properties officeooo:rsid="001d43f4"/>
    </style:style>
    <style:style style:name="T4" style:family="text">
      <style:text-properties officeooo:rsid="00207bd2"/>
    </style:style>
    <style:style style:name="T5" style:family="text">
      <style:text-properties officeooo:rsid="002153e3"/>
    </style:style>
    <style:style style:name="T6" style:family="text">
      <style:text-properties officeooo:rsid="00230785"/>
    </style:style>
    <style:style style:name="T7" style:family="text">
      <style:text-properties officeooo:rsid="00249aa9"/>
    </style:style>
    <style:style style:name="T8" style:family="text">
      <style:text-properties officeooo:rsid="00285773"/>
    </style:style>
    <style:style style:name="T9" style:family="text">
      <style:text-properties officeooo:rsid="0028c7a7"/>
    </style:style>
    <style:style style:name="T10" style:family="text">
      <style:text-properties officeooo:rsid="002aa9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1" text:is-list-header="true">Wstęp</text:h>
      <text:p text:style-name="P13">Deuter, izotop wodoru, jest pierwiastkiem z najprostszym jądrem złożonym (składającym się z co najmniej 2 nukleonów), składa się ono z jednego protonu i jednego neutronu. Inne kombinacje 2 nukleonów (neutron-neutron, proton-proton) nie są związane.</text:p>
      <text:p text:style-name="P13">Masa deuteru jest równa 2,014u, nie jest równa sumie masy neutronu i protonu (…) . Różnica między masą nukleonów a jądrem z nich złożonym zwana jest deficytem masy. W procesie powstania deuteru z cząstek elementarnych część ich wspólnej masy <text:span text:style-name="T1">zostaje „wyrzucona” jako foton gamma. Z jądrem deuteru jest powiązana stała energia zwana energią wiązania, jest to energia którą trzeba dostarczyć do jądra aby przywrócić proton i neutron do stanu niezwiązanego.</text:span></text:p>
      <text:p text:style-name="P14">Energię wiązania można zmierzyć w dwa sposoby:</text:p>
      <text:p text:style-name="P14">- poprzez rozbicie jądra fotonem gamma o znanej energii</text:p>
      <text:p text:style-name="P14">- poprzez zmierzenie energii fotonu powstałego przy powstaniu deuteru</text:p>
      <text:p text:style-name="P14">W tych badaniach wykorzystamy 2 metodę.</text:p>
      <text:p text:style-name="P15">Ze względu na zasadę zachowania pędu część energii wyemitowanej podczas tworzenia deuteru idzie w nadanie pędu jądrze, balansującego pęd fotonu (odrzut).</text:p>
      <text:h text:style-name="P2" text:outline-level="1"><text:span text:style-name="T2">Układ eksperymentalny</text:span></text:h>
      <text:p text:style-name="P15">Układ eksperymentalny można podzielić na # elementów:</text:p>
      <text:p text:style-name="P16"><text:span text:style-name="T2">-</text:span> ź<text:span text:style-name="T2">ródło neutronów</text:span></text:p>
      <text:p text:style-name="P16">- <text:span text:style-name="T2">modulator/źródło protonów</text:span></text:p>
      <text:p text:style-name="P16">- <text:span text:style-name="T3">spektrometr:</text:span></text:p>
      <text:p text:style-name="P16">- <text:span text:style-name="T2">detektor</text:span></text:p>
      <text:p text:style-name="P16">- <text:span text:style-name="T3">wzmacniacz</text:span></text:p>
      <text:p text:style-name="P16">- <text:span text:style-name="T3">wielokanałowy analizator amplitudy</text:span></text:p>
      <text:p text:style-name="P19">- ź<text:span text:style-name="T3">ródła kalibracyjne</text:span></text:p>
      <text:h text:style-name="P6" text:outline-level="2"><text:span text:style-name="T3">Źródło neutronów</text:span></text:h>
      <text:p text:style-name="P17">W tym eksperymencie wykorzystujemy do produkcji neutronów stop Plutonu-Berylu (w stosunku 1:13). Wykorzystany izotop plutonu to 239Pu, o okresie połowicznego zaniku T1/2 = 2.4e4 lat (nie musimy uwzględniać słabnięcie emisji źródła w naszych pomiarach), jest źródłem cząsteczek alfa (jądra helu, 2 protony i 2 neutrony).</text:p>
      <text:p text:style-name="P17">Cząstki alfa zderzają się z jądrami Berylu, przechodząc w niestabilny izotop węgla 13C, o bardzo krótkim czasie połowicznego zaniku (…), który następnie przechodzi do stabilnego 12C, wyrzucając Neutron.</text:p>
      <text:h text:style-name="P7" text:outline-level="2"><text:soft-page-break/>Modulator i źródło protonów</text:h>
      <text:p text:style-name="P17">Oryginalny eksperyment inspirujący te badania nie wykorzystywał modulatora neutronów przed zderzeniem z protonami. Wprowadzało to duża wariancję wyników pomiarowych wynikającą z wpływu energii kinetycznej neutronów na emitowany kwant energii.</text:p>
      <text:p text:style-name="P18">W celu uniknięcia tego <text:span text:style-name="T4">fenomenu w tych badaniach wykorzystana została parafina. Neutrony poruszające się przez ten modulator tracą energię kinetyczną z 0-10MeV do &lt;1eV (energia oddana parafinie jest w skali układu eksperymentalnego znikoma i nie wpływa na pomiar w żaden sposób). Dodatkowo parafina, jako że w skład jej cząstek wchodzi wodór, pełni też rolę źródła protonów.</text:span></text:p>
      <text:h text:style-name="Heading_20_2" text:outline-level="2"><text:s/><text:span text:style-name="T4">Spektrometr</text:span></text:h>
      <text:p text:style-name="P20">Spektrometr w tym eksperymencie można podzielić na 3 elementy:</text:p>
      <text:p text:style-name="P20">- detektor germanowy</text:p>
      <text:p text:style-name="P20">- wzmacniacz</text:p>
      <text:p text:style-name="P20">- wielokanałowy analizator amplitudy</text:p>
      <text:h text:style-name="P9" text:outline-level="3">Detektor germanowy</text:h>
      <text:p text:style-name="P21">Aby zmierzyć energię fotonu gamma musimy zmienić ją w sygnał elektryczny. Wykorzystujemy do tego kryształ Germanu z domieszkami, które pozwalają na przepływ nośników tylko w jedną stronę. Kiedy taki kryształ zostanie umieszczony w wysokim napięciu zaporowym, poza minimalnym prądem wstecznym, nie płynie prąd. Jeżeli przez takie środowisko przejdzie foton gamma, może on, z pewnym prawdopodobieństwem, zostać pochłonięty i wytworzyć w tym procesie wolne nośniki. Wolne nośniki, ze względu na wysokie napięcie spowodują impuls elektryczny. </text:p>
      <text:h text:style-name="P10" text:outline-level="3">Wzmacniacz</text:h>
      <text:p text:style-name="P21">Wzmacniacz (i przedwzmacniacz), przekształcają, w sposób analogowy, drobne fluktuacje w prądzie elektrycznym w znacznie większe i możliwie dyskretne impulsy.</text:p>
      <text:h text:style-name="P10" text:outline-level="3">Wielokanałowy analizator amplitudy</text:h>
      <text:p text:style-name="P21">Wielokanałowy analizator amplitudy obserwuje sygnał elektryczny przez kanały, każdy z nich aktywuje się dla konkretnej amplitudy sygnału w obwodzie. Aktywacje te są liczone oddzielnie dla każdego kanału, i po pewnym czasie zliczenia te są przedstawione dla operatora jako histogram (spektrum), który może zostać poddany dalszej analizie.</text:p>
      <text:h text:style-name="Heading_20_2" text:outline-level="2">Ź<text:span text:style-name="T5">ródła kalibracyjne</text:span></text:h>
      <text:p text:style-name="P21">Nie jesteśmy w stanie powiązać bezpośrednio kanałów w spektrometrze z <text:span text:style-name="T6">konkretnymi </text:span><text:span text:style-name="T8">energiami</text:span><text:span text:style-name="T6"> </text:span><text:span text:style-name="T8">fotonów gamma</text:span><text:span text:style-name="T6">, jedyne co wiemy to że istnieje linowa relacja między amplitudą tych sygnałów a energią kwantów. </text:span></text:p>
      <text:p text:style-name="P22">W celu znalezienia dobrej aproksymacji tego równania liniowego wykorzystamy tzw. źródła kalibracyjne, są to próbki izotopów emitujących promieniowanie gamma o dobrze znanej energii. <text:soft-page-break/>Znajdując kanały spektrometru, które odpowiadają tym kwantom gamma jesteśmy w stanie <text:span text:style-name="T7">zbudować funkcję która przypisuje energię do każdego kanału.</text:span></text:p>
      <text:h text:style-name="P3" text:outline-level="1">Przebieg pomiarów</text:h>
      <text:p text:style-name="P23">Pierw została dokonana kalibracja czasu kształtowania impulsu we wzmacniaczu. (czemu, w jaki sposób) </text:p>
      <text:p text:style-name="P23">Mierzona była pozycja środka rozkładu Gaussa i jego FWHM (…). Szukamy wartości kształtowania impulsu \mu [ms], dla której równanie (…) ma minimalną wartość. </text:p>
      <text:p text:style-name="P23">Jak widać z pomiarów na tabeli najmniejsza wartość była dla \mu = 6ms, która została bez zmian dla wszystkich pomiarów. </text:p>
      <text:p text:style-name="P23">Następnym krokiem było zmierzenie widma źródeł kalibracyjnych ( tabela), każda była mierzona przez ok. 100s.</text:p>
      <text:p text:style-name="P23">Po zmierzeniu źródeł kalibracyjnych zmierzony został deuter, tym razem (ze względu na mniejszą ilość zliczeń) pomiar trwał ok. 30min.</text:p>
      <text:h text:style-name="P4" text:outline-level="1">Analiza danych</text:h>
      <text:h text:style-name="P8" text:outline-level="2">Źródła kalibracyjne</text:h>
      <text:p text:style-name="P26">[Dodać schemat rozpadu]</text:p>
      <text:h text:style-name="Heading_20_3" text:outline-level="3">Kobalt</text:h>
      <text:p text:style-name="P25">W kobalcie mamy emitowane 2 różne kwanty, przy przejściu ze stanu 4+ na 2+ i z 2+ na 0. W nielicznych wypadkach zliczone zostaną oba kwanty jako jeden. Spodziewamy się 2 kanałów z dużą ilością zliczeń, niedaleko siebie nawzajem, i 3 znacznie mniejszy, którego pozycja powinna być zbliżona sumie 2 wcześniej wymienionych.</text:p>
      <text:p text:style-name="P25"><text:span text:style-name="T9">[</text:span>Pełne spektrum<text:span text:style-name="T9">]</text:span></text:p>
      <text:p text:style-name="P25"><text:span text:style-name="T9">[</text:span>Zbliżone spektrum z Gaussem<text:span text:style-name="T9">]</text:span></text:p>
      <text:p text:style-name="P26">Wykorzystując ten jeden pomiar możemy dokonać wstępnej kalibracji, nie jest ona wystarczająco dokładna aby mierzyć energię wiązania deuteru ale ułatwi nam znajdowanie <text:s/>zakresu gdzie spodziewamy się odpowiednich kanałów.</text:p>
      <text:h text:style-name="Heading_20_3" text:outline-level="3">Cez</text:h>
      <text:p text:style-name="P26">W cezie spodziewamy się jednego 1 kanału z dużą ilością zliczeń.</text:p>
      <text:h text:style-name="Heading_20_3" text:outline-level="3">Sód</text:h>
      <text:p text:style-name="P26">W sodzie spodziewamy się jednego 1 kanału z dużą ilością zliczeń.</text:p>
      <text:p text:style-name="P26"/>
      <text:h text:style-name="Heading_20_3" text:outline-level="3"><text:soft-page-break/>Bar</text:h>
      <text:p text:style-name="P26">W barze spodziewamy się wielu kanałów z większą ilością zliczeń, <text:span text:style-name="T10">znamy prawdopodobieństwo emisji kwantów z konkretnymi energiami, dzięki czemu wiemy jakie energie najprawdopodobniej pasują 5 kanałom z największymi zliczeniami. Musimy też uwzględnić, że dla mniejszych energii prawdopodobieństwo zmierzenia kwantu jest większe, więc zliczenia będą proporcjonalnie większe dla niższych kanałów</text:span></text:p>
      <text:h text:style-name="P8" text:outline-level="2">Kalibracja</text:h>
      <text:p text:style-name="P12">Wykorzystując zmierzone wartości dla kalibracji możemy dopasować je do funkcji: </text:p>
      <text:p text:style-name="P12">[podpisane równanie]</text:p>
      <text:p text:style-name="P12">[fit]</text:p>
      <text:p text:style-name="P12">Aby lepiej zobaczyć odchylenia tych wartości możemy pokazać odchylenia od krzywej:</text:p>
      <text:p text:style-name="P12">[Residuals]</text:p>
      <text:h text:style-name="Heading_20_2" text:outline-level="2" text:is-list-header="true">Deuter</text:h>
      <text:p text:style-name="P27">Wykorzystując skalibrowaną energię w miejscu kanałów dostajemy widmo energetyczne deuteru.</text:p>
      <text:p text:style-name="P27">[widmo]</text:p>
      <text:p text:style-name="P27">Możemy następnie dopasować rozkład Gaussa do każdego dobrze widocznego wzgórza</text:p>
      <text:p text:style-name="P27">[wszystkie wykresy]</text:p>
      <text:p text:style-name="P27">[tabela ze zmierzeniami]</text:p>
      <text:p text:style-name="P27">(…) </text:p>
      <text:h text:style-name="P11" text:outline-level="3">Energia wiązania deuteru</text:h>
      <text:p text:style-name="P24">(...)</text:p>
      <text:h text:style-name="P11" text:outline-level="3">Analiza tła</text:h>
      <text:p text:style-name="P24">(...)</text:p>
      <text:h text:style-name="P5" text:outline-level="1">Podsumowanie</text:h>
      <text:p text:style-name="P24">(..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30785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l" number:transliteration-country="PL">
      <number:number number:decimal-places="0" number:min-decimal-places="0" number:min-integer-digits="1"/>
    </number:number-style>
    <number:number-style style:name="N109" loext:transliteration-spellout="capitalize cardinal" number:transliteration-language="pl" number:transliteration-country="PL">
      <number:number number:decimal-places="0" number:min-decimal-places="0" number:min-integer-digits="1"/>
    </number:number-style>
    <number:number-style style:name="N110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11" loext:transliteration-spellout="upper cardinal" number:transliteration-language="pl" number:transliteration-country="PL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16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17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18" loext:transliteration-spellout="upper USD" number:transliteration-language="pl" number:transliteration-country="PL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20:06:55.706836748</meta:creation-date>
    <dc:date>2025-11-28T01:12:56.895805264</dc:date>
    <meta:editing-duration>PT50M4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4" meta:paragraph-count="76" meta:word-count="909" meta:character-count="6556" meta:non-whitespace-character-count="5714"/>
  </office:meta>
</office:document-meta>
</file>